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1">
      <style:paragraph-properties fo:margin-top="0in" fo:margin-bottom="0in" loext:contextual-spacing="false"/>
    </style:style>
    <style:style style:name="P24" style:family="paragraph" style:parent-style-name="Text_20_body" style:list-style-name="L2">
      <style:paragraph-properties fo:margin-top="0in" fo:margin-bottom="0in" loext:contextual-spacing="false"/>
    </style:style>
    <style:style style:name="P25" style:family="paragraph" style:parent-style-name="Text_20_body" style:list-style-name="L3">
      <style:paragraph-properties fo:margin-top="0in" fo:margin-bottom="0in" loext:contextual-spacing="false"/>
    </style:style>
    <style:style style:name="P26" style:family="paragraph" style:parent-style-name="Text_20_body" style:list-style-name="L4">
      <style:paragraph-properties fo:margin-top="0in" fo:margin-bottom="0in" loext:contextual-spacing="false"/>
    </style:style>
    <style:style style:name="P27" style:family="paragraph" style:parent-style-name="Text_20_body" style:list-style-name="L5">
      <style:paragraph-properties fo:margin-top="0in" fo:margin-bottom="0in" loext:contextual-spacing="false"/>
    </style:style>
    <style:style style:name="P28" style:family="paragraph" style:parent-style-name="Text_20_body" style:list-style-name="L6">
      <style:paragraph-properties fo:margin-top="0in" fo:margin-bottom="0in" loext:contextual-spacing="false"/>
    </style:style>
    <style:style style:name="P29" style:family="paragraph" style:parent-style-name="Text_20_body" style:list-style-name="L7">
      <style:paragraph-properties fo:margin-top="0in" fo:margin-bottom="0in" loext:contextual-spacing="false"/>
    </style:style>
    <style:style style:name="P30" style:family="paragraph" style:parent-style-name="Text_20_body" style:list-style-name="L8">
      <style:paragraph-properties fo:margin-top="0in" fo:margin-bottom="0in" loext:contextual-spacing="false"/>
    </style:style>
    <style:style style:name="P31" style:family="paragraph" style:parent-style-name="Text_20_body" style:list-style-name="L9">
      <style:paragraph-properties fo:margin-top="0in" fo:margin-bottom="0in" loext:contextual-spacing="false"/>
    </style:style>
    <style:style style:name="P32" style:family="paragraph" style:parent-style-name="Text_20_body" style:list-style-name="L10">
      <style:paragraph-properties fo:margin-top="0in" fo:margin-bottom="0in" loext:contextual-spacing="false"/>
    </style:style>
    <style:style style:name="P33" style:family="paragraph" style:parent-style-name="Text_20_body" style:list-style-name="L11">
      <style:paragraph-properties fo:margin-top="0in" fo:margin-bottom="0in" loext:contextual-spacing="false"/>
    </style:style>
    <style:style style:name="P34" style:family="paragraph" style:parent-style-name="Text_20_body" style:list-style-name="L12">
      <style:paragraph-properties fo:margin-top="0in" fo:margin-bottom="0in" loext:contextual-spacing="false"/>
    </style:style>
    <style:style style:name="P35" style:family="paragraph" style:parent-style-name="Text_20_body" style:list-style-name="L13">
      <style:paragraph-properties fo:margin-top="0in" fo:margin-bottom="0in" loext:contextual-spacing="false"/>
    </style:style>
    <style:style style:name="P36" style:family="paragraph" style:parent-style-name="Text_20_body" style:list-style-name="L14">
      <style:paragraph-properties fo:margin-top="0in" fo:margin-bottom="0in" loext:contextual-spacing="false"/>
    </style:style>
    <style:style style:name="P37" style:family="paragraph" style:parent-style-name="Text_20_body" style:list-style-name="L15">
      <style:paragraph-properties fo:margin-top="0in" fo:margin-bottom="0in" loext:contextual-spacing="false"/>
    </style:style>
    <style:style style:name="P38" style:family="paragraph" style:parent-style-name="Text_20_body" style:list-style-name="L16">
      <style:paragraph-properties fo:margin-top="0in" fo:margin-bottom="0in" loext:contextual-spacing="false"/>
    </style:style>
    <style:style style:name="P39" style:family="paragraph" style:parent-style-name="Text_20_body" style:list-style-name="L17">
      <style:paragraph-properties fo:margin-top="0in" fo:margin-bottom="0in" loext:contextual-spacing="false"/>
    </style:style>
    <style:style style:name="P40" style:family="paragraph" style:parent-style-name="Text_20_body" style:list-style-name="L18">
      <style:paragraph-properties fo:margin-top="0in" fo:margin-bottom="0in" loext:contextual-spacing="false"/>
    </style:style>
    <style:style style:name="P41" style:family="paragraph" style:parent-style-name="Text_20_body" style:list-style-name="L20">
      <style:paragraph-properties fo:margin-top="0in" fo:margin-bottom="0in" loext:contextual-spacing="false"/>
    </style:style>
    <style:style style:name="P42" style:family="paragraph" style:parent-style-name="Text_20_body" style:list-style-name="L22">
      <style:paragraph-properties fo:margin-top="0in" fo:margin-bottom="0in" loext:contextual-spacing="false"/>
    </style:style>
    <style:style style:name="P43" style:family="paragraph" style:parent-style-name="Preformatted_20_Text">
      <style:paragraph-properties fo:margin-top="0in" fo:margin-bottom="0.1965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nsible Sample Exam for EX407/EX294</text:h>
      <text:p text:style-name="Text_20_body">Posted on by <text:a xlink:type="simple" xlink:href="https://www.lisenet.com/author/admin/" text:style-name="Internet_20_link" text:visited-style-name="Visited_20_Internet_20_Link">Tomas</text:a> </text:p>
      <text:p text:style-name="Text_20_body">This is a sample Ansible exam that I’ve created to prepare for EX407. I have not taken the EX407 exam yet. <text:bookmark text:name="more-7561"/></text:p>
      <text:p text:style-name="Text_20_body">You can also use it for the new RHCE 8 exam EX294.</text:p>
      <text:p text:style-name="Text_20_body">As with the real exam, no answers to the sample exam questions will be provided.</text:p>
      <text:h text:style-name="Heading_20_2" text:outline-level="2">Requirements</text:h>
      <text:p text:style-name="Text_20_body">There are 18 questions in total.</text:p>
      <text:p text:style-name="Text_20_body">You will need five RHEL 7 (or CentOS 7) virtual machines to be able to successfully complete all questions.</text:p>
      <text:p text:style-name="Text_20_body">One VM will be configured as an Ansible control node. Other four VMs will be used to apply playbooks to solve the sample exam questions. The following FQDNs will be used throughout the sample exam.</text:p>
      <text:list xml:id="list2162474655" text:style-name="L1">
        <text:list-item>
          <text:p text:style-name="P23"><text:span text:style-name="Strong_20_Emphasis">ansible-control.hl.local</text:span> – Ansible control node </text:p>
        </text:list-item>
        <text:list-item>
          <text:p text:style-name="P23"><text:span text:style-name="Strong_20_Emphasis">ansible2.hl.local</text:span> – managed host </text:p>
        </text:list-item>
        <text:list-item>
          <text:p text:style-name="P23"><text:span text:style-name="Strong_20_Emphasis">ansible3.hl.local</text:span> – managed host </text:p>
        </text:list-item>
        <text:list-item>
          <text:p text:style-name="P23"><text:span text:style-name="Strong_20_Emphasis">ansible4.hl.local</text:span> – managed host </text:p>
        </text:list-item>
        <text:list-item>
          <text:p text:style-name="P1"><text:span text:style-name="Strong_20_Emphasis">ansible5.hl.local</text:span> – managed host </text:p>
        </text:list-item>
      </text:list>
      <text:p text:style-name="Text_20_body">There are a couple of requiremens that should be met before proceeding further:</text:p>
      <text:list xml:id="list4247687116" text:style-name="L2">
        <text:list-item>
          <text:p text:style-name="P24"><text:span text:style-name="Strong_20_Emphasis">ansible-control.hl.local</text:span> server has passwordless SSH access to all managed servers (using the root user). </text:p>
        </text:list-item>
        <text:list-item>
          <text:p text:style-name="P24"><text:span text:style-name="Strong_20_Emphasis">ansible5.hl.local</text:span> server has a 1GB secondary <text:span text:style-name="Source_20_Text">/dev/sdb</text:span> disk attached. </text:p>
        </text:list-item>
        <text:list-item>
          <text:p text:style-name="P2">There are no regular users created on any of the servers. </text:p>
        </text:list-item>
      </text:list>
      <text:h text:style-name="Heading_20_2" text:outline-level="2">Tips and Suggestions</text:h>
      <text:p text:style-name="Text_20_body">I tried to cover as many exam objectives as possible, however, note that there will be no questions related to dynamic inventory.</text:p>
      <text:p text:style-name="Text_20_body">Some questions may depend on the outcome of others. Please read all questions before proceeding.</text:p>
      <text:p text:style-name="Text_20_body">Note that the purpose of the sample exam is to test your skills. Please don’t post your playbooks in the comments section.</text:p>
      <text:h text:style-name="Heading_20_2" text:outline-level="2"><text:soft-page-break/>Sample Exam Questions</text:h>
      <text:p text:style-name="Text_20_body">Note: you have root access to all five servers.</text:p>
      <text:h text:style-name="Heading_20_3" text:outline-level="3">Task 1: Ansible Installation and Configuration</text:h>
      <text:p text:style-name="Text_20_body">Install ansible package on the control node (including any dependencies) and configure the following:</text:p>
      <text:list xml:id="list3136573078" text:style-name="L3">
        <text:list-item>
          <text:p text:style-name="P25">Create a regular user <text:span text:style-name="Strong_20_Emphasis">automation</text:span> with the password of <text:span text:style-name="Strong_20_Emphasis">devops</text:span>. Use this user for all sample exam tasks and playbooks, unless you are working on the task #2 that requires creating the <text:span text:style-name="Strong_20_Emphasis">automation</text:span> user on inventory hosts. You have root access to all five servers. </text:p>
        </text:list-item>
        <text:list-item>
          <text:p text:style-name="P3">All playbooks and other Ansible configuration that you create for this sample exam should be stored in <text:span text:style-name="Source_20_Text">/home/automation/plays</text:span>. </text:p>
        </text:list-item>
      </text:list>
      <text:p text:style-name="Text_20_body">Create a configuration file <text:span text:style-name="Source_20_Text">/home/automation/plays/ansible.cfg</text:span> to meet the following requirements:</text:p>
      <text:list xml:id="list2852739396" text:style-name="L4">
        <text:list-item>
          <text:p text:style-name="P26">The roles path should include <text:span text:style-name="Source_20_Text">/home/automation/plays/roles</text:span>, as well as any other path that may be required for the course of the sample exam. </text:p>
        </text:list-item>
        <text:list-item>
          <text:p text:style-name="P26">The inventory file path is <text:span text:style-name="Source_20_Text">/home/automation/plays/inventory</text:span>. </text:p>
        </text:list-item>
        <text:list-item>
          <text:p text:style-name="P26">Privilege escallation is <text:span text:style-name="Strong_20_Emphasis">disabled</text:span> by default. </text:p>
        </text:list-item>
        <text:list-item>
          <text:p text:style-name="P26">Ansible should be able to manage <text:span text:style-name="Strong_20_Emphasis">10 hosts</text:span> at a single time. </text:p>
        </text:list-item>
        <text:list-item>
          <text:p text:style-name="P4">Ansible should connect to all managed nodes using the <text:span text:style-name="Strong_20_Emphasis">automation</text:span> user. </text:p>
        </text:list-item>
      </text:list>
      <text:p text:style-name="Text_20_body">Create an inventory file <text:span text:style-name="Source_20_Text">/home/automation/plays/inventory</text:span> with the following:</text:p>
      <text:list xml:id="list1369999059" text:style-name="L5">
        <text:list-item>
          <text:p text:style-name="P27">ansible2.hl.local is a member of the <text:span text:style-name="Strong_20_Emphasis">proxy</text:span> host group. </text:p>
        </text:list-item>
        <text:list-item>
          <text:p text:style-name="P27">ansible3.hl.local is a member of the <text:span text:style-name="Strong_20_Emphasis">webservers</text:span> host group. </text:p>
        </text:list-item>
        <text:list-item>
          <text:p text:style-name="P27">ansible4.hl.local is a member of the <text:span text:style-name="Strong_20_Emphasis">webservers</text:span> host group. </text:p>
        </text:list-item>
        <text:list-item>
          <text:p text:style-name="P5">ansible5.hl.local is a member of the <text:span text:style-name="Strong_20_Emphasis">database</text:span> host group. </text:p>
        </text:list-item>
      </text:list>
      <text:h text:style-name="Heading_20_3" text:outline-level="3">Task 2: Ad-Hoc Commands</text:h>
      <text:p text:style-name="Text_20_body">Generate an SSH keypair on the control node. You can perform this step manually.</text:p>
      <text:p text:style-name="Text_20_body">Write a script <text:span text:style-name="Source_20_Text">/home/automation/plays/adhoc</text:span> that uses Ansible ad-hoc commands to achieve the following:</text:p>
      <text:list xml:id="list828637057" text:style-name="L6">
        <text:list-item>
          <text:p text:style-name="P28">User <text:span text:style-name="Strong_20_Emphasis">automation</text:span> is created on all inventory hosts (not the control node). </text:p>
        </text:list-item>
        <text:list-item>
          <text:p text:style-name="P28">SSH key (that you generated) is copied to all inventory hosts for the <text:span text:style-name="Strong_20_Emphasis">automation</text:span> user and stored in <text:span text:style-name="Source_20_Text">/home/automation/.ssh/authorized_keys</text:span>. </text:p>
        </text:list-item>
        <text:list-item>
          <text:p text:style-name="P6">The <text:span text:style-name="Strong_20_Emphasis">automation</text:span> user is allowed to elevate privileges on all inventory hosts without having to provide a password. </text:p>
        </text:list-item>
      </text:list>
      <text:p text:style-name="Text_20_body">After running the adhoc script, you should be able to SSH into all inventory hosts using the <text:span text:style-name="Strong_20_Emphasis">automation</text:span> user without password, as well as a run all privileged commands.</text:p>
      <text:h text:style-name="Heading_20_3" text:outline-level="3"><text:soft-page-break/>Task 3: File Content</text:h>
      <text:p text:style-name="Text_20_body">Create a playbook <text:span text:style-name="Source_20_Text">/home/automation/plays/motd.yml</text:span> that runs on all inventory hosts and does the following:</text:p>
      <text:list xml:id="list2625735902" text:style-name="L7">
        <text:list-item>
          <text:p text:style-name="P29">The playbook should replace any existing content of <text:span text:style-name="Source_20_Text">/etc/motd</text:span> with text. Text depends on the host group. </text:p>
        </text:list-item>
        <text:list-item>
          <text:p text:style-name="P29">On hosts in the <text:span text:style-name="Strong_20_Emphasis">proxy</text:span> host group the line should be “Welcome to HAProxy server”. </text:p>
        </text:list-item>
        <text:list-item>
          <text:p text:style-name="P29">On hosts in the <text:span text:style-name="Strong_20_Emphasis">webservers</text:span> host group the line should be “Welcome to Apache server”. </text:p>
        </text:list-item>
        <text:list-item>
          <text:p text:style-name="P7">On hosts in the <text:span text:style-name="Strong_20_Emphasis">database</text:span> host group the line should be “Welcome to MySQL server”. </text:p>
        </text:list-item>
      </text:list>
      <text:h text:style-name="Heading_20_3" text:outline-level="3">Task 4: Configure SSH Server</text:h>
      <text:p text:style-name="Text_20_body">Create a playbook <text:span text:style-name="Source_20_Text">/home/automation/plays/sshd.yml</text:span> that runs on all inventory hosts and configures SSHD daemon as follows:</text:p>
      <text:list xml:id="list3932318867" text:style-name="L8">
        <text:list-item>
          <text:p text:style-name="P30">banner is set to <text:span text:style-name="Source_20_Text">/etc/motd</text:span> </text:p>
        </text:list-item>
        <text:list-item>
          <text:p text:style-name="P30">X11Forwarding is disabled </text:p>
        </text:list-item>
        <text:list-item>
          <text:p text:style-name="P8">MaxAuthTries is set to 3 </text:p>
        </text:list-item>
      </text:list>
      <text:h text:style-name="Heading_20_3" text:outline-level="3">Task 5: Ansible Vault</text:h>
      <text:p text:style-name="Text_20_body">Create Ansible vault file <text:span text:style-name="Source_20_Text">/home/automation/plays/secret.yml</text:span>. Encryption/decryption password is <text:span text:style-name="Strong_20_Emphasis">devops</text:span>.</text:p>
      <text:p text:style-name="Text_20_body">Add the following variables to the vault:</text:p>
      <text:list xml:id="list4275616758" text:style-name="L9">
        <text:list-item>
          <text:p text:style-name="P31"><text:span text:style-name="Strong_20_Emphasis">user_password</text:span> with value of <text:span text:style-name="Strong_20_Emphasis">devops</text:span> </text:p>
        </text:list-item>
        <text:list-item>
          <text:p text:style-name="P9"><text:span text:style-name="Strong_20_Emphasis">database_password</text:span> with value of <text:span text:style-name="Strong_20_Emphasis">devops</text:span> </text:p>
        </text:list-item>
      </text:list>
      <text:p text:style-name="Text_20_body">Store Ansible vault password in the file <text:span text:style-name="Source_20_Text">/home/automation/plays/vault_key</text:span>.</text:p>
      <text:h text:style-name="Heading_20_3" text:outline-level="3">Task 6: Users and Groups</text:h>
      <text:p text:style-name="Text_20_body">You have been provided with the list of users below.</text:p>
      <text:p text:style-name="Text_20_body">Use <text:span text:style-name="Source_20_Text">/home/automation/plays/vars/user_list.yml</text:span> file to save this content.</text:p>
      <text:p text:style-name="Preformatted_20_Text">---</text:p>
      <text:p text:style-name="Preformatted_20_Text">users:</text:p>
      <text:p text:style-name="Preformatted_20_Text"><text:s text:c="2"/>- username: alice</text:p>
      <text:p text:style-name="Preformatted_20_Text"><text:s text:c="4"/>uid: 1201</text:p>
      <text:p text:style-name="Preformatted_20_Text"><text:s text:c="2"/>- username: vincent</text:p>
      <text:p text:style-name="Preformatted_20_Text"><text:s text:c="4"/>uid: 1202</text:p>
      <text:p text:style-name="Preformatted_20_Text"><text:s text:c="2"/>- username: sandy</text:p>
      <text:p text:style-name="Preformatted_20_Text"><text:s text:c="4"/>uid: 2201</text:p>
      <text:p text:style-name="Preformatted_20_Text"><text:s text:c="2"/>- username: patrick</text:p>
      <text:p text:style-name="P43"><text:s text:c="4"/>uid: 2202</text:p>
      <text:p text:style-name="Text_20_body">Create a playbook <text:span text:style-name="Source_20_Text">/home/automation/plays/users.yml</text:span> that uses the vault file <text:span text:style-name="Source_20_Text">/home/automation/plays/secret.yml</text:span> to achieve the following:</text:p>
      <text:list xml:id="list482963077" text:style-name="L10">
        <text:list-item>
          <text:p text:style-name="P32"><text:soft-page-break/>Users whose user ID starts with 1 should be created on servers in the <text:span text:style-name="Strong_20_Emphasis">webservers</text:span> host group. User password should be used from the <text:span text:style-name="Strong_20_Emphasis">user_password</text:span> variable. </text:p>
        </text:list-item>
        <text:list-item>
          <text:p text:style-name="P32">Users whose user ID starts with 2 should be created on servers in the <text:span text:style-name="Strong_20_Emphasis">database</text:span> host group. User password should be used from the <text:span text:style-name="Strong_20_Emphasis">user_password</text:span> variable. </text:p>
        </text:list-item>
        <text:list-item>
          <text:p text:style-name="P32">All users should be members of a supplementary group <text:span text:style-name="Strong_20_Emphasis">wheel</text:span>. </text:p>
        </text:list-item>
        <text:list-item>
          <text:p text:style-name="P32">Shell should be set to <text:span text:style-name="Source_20_Text">/bin/bash</text:span> for all users. </text:p>
        </text:list-item>
        <text:list-item>
          <text:p text:style-name="P32">Account passwords should use the SHA512 hash format. </text:p>
        </text:list-item>
        <text:list-item>
          <text:p text:style-name="P10">Each user should have an SSH key uploaded (use the SSH key that you created previously, see task #2). </text:p>
        </text:list-item>
      </text:list>
      <text:p text:style-name="Text_20_body">After running the playbook, users should be able to SSH into their respective servers without passwords.</text:p>
      <text:h text:style-name="Heading_20_3" text:outline-level="3">Task 7: Scheduled Tasks</text:h>
      <text:p text:style-name="Text_20_body">Create a playbook <text:span text:style-name="Source_20_Text">/home/automation/plays/regular_tasks.yml</text:span> that runs on servers in the <text:span text:style-name="Strong_20_Emphasis">proxy</text:span> host group and does the following:</text:p>
      <text:list xml:id="list1506345051" text:style-name="L11">
        <text:list-item>
          <text:p text:style-name="P33">A root crontab record is created that runs every hour. </text:p>
        </text:list-item>
        <text:list-item>
          <text:p text:style-name="P11">The cron job appends the file <text:span text:style-name="Source_20_Text">/var/log/time.log</text:span> with the output from the <text:span text:style-name="Strong_20_Emphasis">date</text:span> command. </text:p>
        </text:list-item>
      </text:list>
      <text:h text:style-name="Heading_20_3" text:outline-level="3">Task 8: Software Repositories</text:h>
      <text:p text:style-name="Text_20_body">Create a playbook <text:span text:style-name="Source_20_Text">/home/automation/plays/repository.yml</text:span> that runs on servers in the <text:span text:style-name="Strong_20_Emphasis">database</text:span> host group and does the following:</text:p>
      <text:list xml:id="list2238237645" text:style-name="L12">
        <text:list-item>
          <text:p text:style-name="P34">A YUM repository file is created. </text:p>
        </text:list-item>
        <text:list-item>
          <text:p text:style-name="P34">The name of the repository is <text:span text:style-name="Strong_20_Emphasis">mysql56-community</text:span>. </text:p>
        </text:list-item>
        <text:list-item>
          <text:p text:style-name="P34">The description of the repository is “MySQL 5.6 YUM Repo”. </text:p>
        </text:list-item>
        <text:list-item>
          <text:p text:style-name="P34">Repository baseurl is <text:span text:style-name="Strong_20_Emphasis">http://repo.mysql.com/yum/mysql-5.6-community/el/7/x86_64/</text:span>. </text:p>
        </text:list-item>
        <text:list-item>
          <text:p text:style-name="P34">Repository GPG key is at <text:span text:style-name="Strong_20_Emphasis">http://repo.mysql.com/RPM-GPG-KEY-mysql</text:span>. </text:p>
        </text:list-item>
        <text:list-item>
          <text:p text:style-name="P34">Repository GPG check is enabled. </text:p>
        </text:list-item>
        <text:list-item>
          <text:p text:style-name="P12">Repository is enabled. </text:p>
        </text:list-item>
      </text:list>
      <text:h text:style-name="Heading_20_3" text:outline-level="3">Task 9: Create and Work with Roles</text:h>
      <text:p text:style-name="Text_20_body">Create a role called <text:span text:style-name="Strong_20_Emphasis">sample-mysql</text:span> and store it in <text:span text:style-name="Source_20_Text">/home/automation/plays/roles</text:span>. The role should satisfy the following requirements:</text:p>
      <text:list xml:id="list1104723711" text:style-name="L13">
        <text:list-item>
          <text:p text:style-name="P35">A primary partition number 1 of size 800MB on device <text:span text:style-name="Source_20_Text">/dev/sdb</text:span> is created. </text:p>
        </text:list-item>
        <text:list-item>
          <text:p text:style-name="P35">An LVM volume group called <text:span text:style-name="Source_20_Text">vg_database</text:span> is created that uses the primary partition created above. </text:p>
        </text:list-item>
        <text:list-item>
          <text:p text:style-name="P35">An LVM logical volume called <text:span text:style-name="Source_20_Text">lv_mysql</text:span> is created of size 512MB in the volume group <text:span text:style-name="Source_20_Text">vg_database</text:span>. </text:p>
        </text:list-item>
        <text:list-item>
          <text:p text:style-name="P35"><text:soft-page-break/>An XFS filesystem on the logical volume <text:span text:style-name="Source_20_Text">lv_mysql</text:span> is created. </text:p>
        </text:list-item>
        <text:list-item>
          <text:p text:style-name="P35">Logical volume <text:span text:style-name="Source_20_Text">lv_mysql</text:span> is permanently mounted on <text:span text:style-name="Source_20_Text">/mnt/mysql_backups</text:span>. </text:p>
        </text:list-item>
        <text:list-item>
          <text:p text:style-name="P35"><text:span text:style-name="Strong_20_Emphasis">mysql-community-server</text:span> package is installed. </text:p>
        </text:list-item>
        <text:list-item>
          <text:p text:style-name="P35">Firewall is configured to allow all incoming traffic on MySQL port TCP 3306. </text:p>
        </text:list-item>
        <text:list-item>
          <text:p text:style-name="P35">MySQL root user password should be set from the variable <text:span text:style-name="Strong_20_Emphasis">database_password</text:span> (see task #5). </text:p>
        </text:list-item>
        <text:list-item>
          <text:p text:style-name="P35">MySQL server should be started and enabled on boot. </text:p>
        </text:list-item>
        <text:list-item>
          <text:p text:style-name="P13">MySQL server configuration file is generated from the <text:span text:style-name="Source_20_Text">my.cnf.j2</text:span> Jinja2 template with the following content: </text:p>
        </text:list-item>
      </text:list>
      <text:p text:style-name="Preformatted_20_Text">[mysqld]</text:p>
      <text:p text:style-name="Preformatted_20_Text">bind_address = {{ ansible_default_ipv4.address }}</text:p>
      <text:p text:style-name="Preformatted_20_Text">skip_name_resolve</text:p>
      <text:p text:style-name="Preformatted_20_Text">datadir=/var/lib/mysql</text:p>
      <text:p text:style-name="Preformatted_20_Text">socket=/var/lib/mysql/mysql.sock</text:p>
      <text:p text:style-name="Preformatted_20_Text"/>
      <text:p text:style-name="Preformatted_20_Text">symbolic-links=0</text:p>
      <text:p text:style-name="Preformatted_20_Text">sql_mode=NO_ENGINE_SUBSTITUTION,STRICT_TRANS_TABLES </text:p>
      <text:p text:style-name="Preformatted_20_Text"/>
      <text:p text:style-name="Preformatted_20_Text">[mysqld_safe]</text:p>
      <text:p text:style-name="Preformatted_20_Text">log-error=/var/log/mysqld.log</text:p>
      <text:p text:style-name="P43">pid-file=/var/run/mysqld/mysqld.pid</text:p>
      <text:p text:style-name="Text_20_body">Create a playbook <text:span text:style-name="Source_20_Text">/home/automation/plays/mysql.yml</text:span> that uses the role and runs on hosts in the <text:span text:style-name="Strong_20_Emphasis">database</text:span> host group.</text:p>
      <text:h text:style-name="Heading_20_3" text:outline-level="3">Task 10: Create and Work with Roles (Some More)</text:h>
      <text:p text:style-name="Text_20_body">Create a role called <text:span text:style-name="Strong_20_Emphasis">sample-apache</text:span> and store it in <text:span text:style-name="Source_20_Text">/home/automation/plays/roles</text:span>. The role should satisfy the following requirements:</text:p>
      <text:list xml:id="list3451692195" text:style-name="L14">
        <text:list-item>
          <text:p text:style-name="P36">The <text:span text:style-name="Strong_20_Emphasis">httpd</text:span>, <text:span text:style-name="Strong_20_Emphasis">mod_ssl</text:span> and <text:span text:style-name="Strong_20_Emphasis">php</text:span> packages are installed. Apache service is running and enabled on boot. </text:p>
        </text:list-item>
        <text:list-item>
          <text:p text:style-name="P36">Firewall is configured to allow all incoming traffic on HTTP port TCP 80 and HTTPS port TCP 443. </text:p>
        </text:list-item>
        <text:list-item>
          <text:p text:style-name="P36">Apache service should be restarted every time the file <text:span text:style-name="Source_20_Text">/var/www/html/index.html</text:span> is modified. </text:p>
        </text:list-item>
        <text:list-item>
          <text:p text:style-name="P14">A Jinja2 template file <text:span text:style-name="Source_20_Text">index.html.j2</text:span> is used to create the file <text:span text:style-name="Source_20_Text">/var/www/html/index.html</text:span> with the following content: </text:p>
        </text:list-item>
      </text:list>
      <text:p text:style-name="P43">The address of the server is: IPV4ADDRESS</text:p>
      <text:p text:style-name="Text_20_body">IPV4ADDRESS is the IP address of the managed node.</text:p>
      <text:p text:style-name="Text_20_body">Create a playbook <text:span text:style-name="Source_20_Text">/home/automation/plays/apache.yml</text:span> that uses the role and runs on hosts in the <text:span text:style-name="Strong_20_Emphasis">webservers</text:span> host group.</text:p>
      <text:h text:style-name="Heading_20_3" text:outline-level="3"><text:soft-page-break/>Task 11: Download Roles From Ansible Galaxy and Use Them</text:h>
      <text:p text:style-name="Text_20_body">Use Ansible Galaxy to download and install <text:span text:style-name="Strong_20_Emphasis">geerlingguy.haproxy</text:span> role in <text:span text:style-name="Source_20_Text">/home/automation/plays/roles</text:span>.</text:p>
      <text:p text:style-name="Text_20_body">Create a playbook <text:span text:style-name="Source_20_Text">/home/automation/plays/haproxy.yml</text:span> that runs on servers in the <text:span text:style-name="Strong_20_Emphasis">proxy</text:span> host group and does the following:</text:p>
      <text:list xml:id="list1989767486" text:style-name="L15">
        <text:list-item>
          <text:p text:style-name="P37">Use geerlingguy.haproxy role to load balance request between hosts in the <text:span text:style-name="Strong_20_Emphasis">webservers</text:span> host group. </text:p>
        </text:list-item>
        <text:list-item>
          <text:p text:style-name="P37">Use <text:span text:style-name="Strong_20_Emphasis">roundrobin</text:span> load balancing method. </text:p>
        </text:list-item>
        <text:list-item>
          <text:p text:style-name="P37">HAProxy backend servers should be configured for HTTP only (port 80). </text:p>
        </text:list-item>
        <text:list-item>
          <text:p text:style-name="P15">Firewall is configured to allow all incoming traffic on port TCP 80. </text:p>
        </text:list-item>
      </text:list>
      <text:p text:style-name="Text_20_body">If your playbook works, then doing “<text:span text:style-name="Strong_20_Emphasis">curl http://ansible2.hl.local/</text:span>” should return output from the web server (see task #10). Running the command again should return output from the other web server.</text:p>
      <text:h text:style-name="Heading_20_3" text:outline-level="3">Task 12: Security</text:h>
      <text:p text:style-name="Text_20_body">Create a playbook <text:span text:style-name="Source_20_Text">/home/automation/plays/selinux.yml</text:span> that runs on hosts in the <text:span text:style-name="Strong_20_Emphasis">webservers</text:span> host group and does the following:</text:p>
      <text:list xml:id="list2627588276" text:style-name="L16">
        <text:list-item>
          <text:p text:style-name="P38">Uses the selinux <text:span text:style-name="Strong_20_Emphasis">RHEL system role</text:span>. </text:p>
        </text:list-item>
        <text:list-item>
          <text:p text:style-name="P38">Enables <text:span text:style-name="Strong_20_Emphasis">httpd_can_network_connect</text:span> SELinux boolean. </text:p>
        </text:list-item>
        <text:list-item>
          <text:p text:style-name="P16">The change must survive system reboot. </text:p>
        </text:list-item>
      </text:list>
      <text:h text:style-name="Heading_20_3" text:outline-level="3">Task 13: Use Conditionals to Control Play Execution</text:h>
      <text:p text:style-name="Text_20_body">Create a playbook <text:span text:style-name="Source_20_Text">/home/automation/plays/sysctl.yml</text:span> that runs on all inventory hosts and does the following:</text:p>
      <text:list xml:id="list3246044215" text:style-name="L17">
        <text:list-item>
          <text:p text:style-name="P39">If a server has more than 2048MB of RAM, then parameter <text:span text:style-name="Strong_20_Emphasis">vm.swappiness</text:span> is set to 10. </text:p>
        </text:list-item>
        <text:list-item>
          <text:p text:style-name="P17">If a server has less than 2048MB of RAM, then the following error message is displayed: </text:p>
        </text:list-item>
      </text:list>
      <text:p text:style-name="Text_20_body"><text:span text:style-name="Strong_20_Emphasis">Server memory less than 2048MB</text:span></text:p>
      <text:h text:style-name="Heading_20_3" text:outline-level="3">Task 14: Use Archiving</text:h>
      <text:p text:style-name="Text_20_body">Create a playbook <text:span text:style-name="Source_20_Text">/home/automation/plays/archive.yml</text:span> that runs on hosts in the <text:span text:style-name="Strong_20_Emphasis">database</text:span> host group and does the following:</text:p>
      <text:list xml:id="list3132889693" text:style-name="L18">
        <text:list-item>
          <text:p text:style-name="P40">A file <text:span text:style-name="Source_20_Text">/mnt/mysql_backups/database_list.txt</text:span> is created that contains the following line: dev,test,qa,prod. </text:p>
        </text:list-item>
        <text:list-item>
          <text:p text:style-name="P18">A gzip archive of the file <text:span text:style-name="Source_20_Text">/mnt/mysql_backups/database_list.txt</text:span> is created and stored in <text:span text:style-name="Source_20_Text">/mnt/mysql_backups/archive.gz</text:span>. </text:p>
        </text:list-item>
      </text:list>
      <text:h text:style-name="Heading_20_3" text:outline-level="3"><text:soft-page-break/>Task 15: Work with Ansible Facts</text:h>
      <text:p text:style-name="Text_20_body">Create a playbook <text:span text:style-name="Source_20_Text">/home/automation/plays/facts.yml</text:span> that runs on hosts in the <text:span text:style-name="Strong_20_Emphasis">database</text:span> host group and does the following:</text:p>
      <text:list xml:id="list32311941" text:style-name="L19">
        <text:list-item>
          <text:p text:style-name="P19">A custom Ansible fact <text:span text:style-name="Strong_20_Emphasis">server_role=mysql</text:span> is created that can be retrieved from <text:span text:style-name="Strong_20_Emphasis">ansible_local.custom.sample_exam</text:span> when using Ansible setup module. </text:p>
        </text:list-item>
      </text:list>
      <text:h text:style-name="Heading_20_3" text:outline-level="3">Task 16: Software Packages</text:h>
      <text:p text:style-name="Text_20_body">Create a playbook <text:span text:style-name="Source_20_Text">/home/automation/plays/packages.yml</text:span> that runs on all inventory hosts and does the following:</text:p>
      <text:list xml:id="list3651910107" text:style-name="L20">
        <text:list-item>
          <text:p text:style-name="P41">Installs <text:span text:style-name="Strong_20_Emphasis">tcpdump</text:span> and <text:span text:style-name="Strong_20_Emphasis">mailx</text:span> packages on hosts in the <text:span text:style-name="Strong_20_Emphasis">proxy</text:span> host groups. </text:p>
        </text:list-item>
        <text:list-item>
          <text:p text:style-name="P20">Installs <text:span text:style-name="Strong_20_Emphasis">lsof</text:span> and <text:span text:style-name="Strong_20_Emphasis">mailx</text:span> and packages on hosts in the <text:span text:style-name="Strong_20_Emphasis">database</text:span> host groups. </text:p>
        </text:list-item>
      </text:list>
      <text:h text:style-name="Heading_20_3" text:outline-level="3">Task 17: Services</text:h>
      <text:p text:style-name="Text_20_body">Create a playbook <text:span text:style-name="Source_20_Text">/home/automation/plays/target.yml</text:span> that runs on hosts in the <text:span text:style-name="Strong_20_Emphasis">webservers</text:span> host group and does the following:</text:p>
      <text:list xml:id="list2508527960" text:style-name="L21">
        <text:list-item>
          <text:p text:style-name="P21">Sets the default boot target to <text:span text:style-name="Strong_20_Emphasis">multi-user</text:span>. </text:p>
        </text:list-item>
      </text:list>
      <text:h text:style-name="Heading_20_3" text:outline-level="3">Task 18. Create and Use Templates to Create Customised Configuration Files</text:h>
      <text:p text:style-name="Text_20_body">Create a playbook <text:span text:style-name="Source_20_Text">/home/automation/plays/server_list.yml</text:span> that does the following:</text:p>
      <text:list xml:id="list2441100816" text:style-name="L22">
        <text:list-item>
          <text:p text:style-name="P42">Playbook uses a Jinja2 template <text:span text:style-name="Source_20_Text">server_list.j2</text:span> to create a file <text:span text:style-name="Source_20_Text">/etc/server_list.txt</text:span> on hosts in the <text:span text:style-name="Strong_20_Emphasis">database</text:span> host group. </text:p>
        </text:list-item>
        <text:list-item>
          <text:p text:style-name="P42">The file <text:span text:style-name="Source_20_Text">/etc/server_list.txt</text:span> is owned by the <text:span text:style-name="Strong_20_Emphasis">automation</text:span> user. </text:p>
        </text:list-item>
        <text:list-item>
          <text:p text:style-name="P42">File permissions are set to <text:span text:style-name="Strong_20_Emphasis">0600</text:span>. </text:p>
        </text:list-item>
        <text:list-item>
          <text:p text:style-name="P42">SELinux file label should be set to <text:span text:style-name="Strong_20_Emphasis">net_conf_t</text:span>. </text:p>
        </text:list-item>
        <text:list-item>
          <text:p text:style-name="P22">The content of the file is a list of FQDNs of all inventory hosts. </text:p>
        </text:list-item>
      </text:list>
      <text:p text:style-name="Text_20_body">After running the playbook, the content of the file <text:span text:style-name="Source_20_Text">/etc/server_list.txt</text:span> should be the following:</text:p>
      <text:p text:style-name="Preformatted_20_Text">ansible2.hl.local</text:p>
      <text:p text:style-name="Preformatted_20_Text">ansible3.hl.local</text:p>
      <text:p text:style-name="Preformatted_20_Text">ansible4.hl.local</text:p>
      <text:p text:style-name="P43">ansible5.hl.local</text:p>
      <text:p text:style-name="Text_20_body">Note: if the FQDN of any inventory host changes, re-running the playbook should update the file with the new valu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3T13:09:24.777008593</meta:creation-date>
    <dc:date>2020-07-13T13:10:45.116590670</dc:date>
    <meta:editing-duration>PT1M20S</meta:editing-duration>
    <meta:editing-cycles>1</meta:editing-cycles>
    <meta:generator>LibreOffice/5.3.6.1$Linux_X86_64 LibreOffice_project/30$Build-1</meta:generator>
    <meta:document-statistic meta:table-count="0" meta:image-count="0" meta:object-count="0" meta:page-count="7" meta:paragraph-count="174" meta:word-count="1836" meta:character-count="12056" meta:non-whitespace-character-count="10362"/>
  </office:meta>
</office:document-meta>
</file>